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7.805cm" table:align="left"/>
    </style:style>
    <style:style style:name="Table1.A" style:family="table-column">
      <style:table-column-properties style:column-width="3.413cm"/>
    </style:style>
    <style:style style:name="Table1.B" style:family="table-column">
      <style:table-column-properties style:column-width="4.39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monospace" officeooo:rsid="001e319b" officeooo:paragraph-rsid="001e319b"/>
    </style:style>
    <style:style style:name="P2" style:family="paragraph" style:parent-style-name="Standard">
      <style:text-properties style:font-name="monospace" officeooo:rsid="001e319b" officeooo:paragraph-rsid="0025a89b"/>
    </style:style>
    <style:style style:name="P3" style:family="paragraph" style:parent-style-name="Standard">
      <style:text-properties style:font-name="monospace" officeooo:rsid="001e319b" officeooo:paragraph-rsid="0027517b"/>
    </style:style>
    <style:style style:name="P4" style:family="paragraph" style:parent-style-name="Standard">
      <style:text-properties style:font-name="monospace" officeooo:rsid="001e319b" officeooo:paragraph-rsid="002b9be7"/>
    </style:style>
    <style:style style:name="P5" style:family="paragraph" style:parent-style-name="Standard">
      <style:text-properties style:font-name="monospace" officeooo:rsid="001e319b" officeooo:paragraph-rsid="003a751a"/>
    </style:style>
    <style:style style:name="P6" style:family="paragraph" style:parent-style-name="Standard">
      <style:text-properties style:font-name="monospace" officeooo:rsid="001e319b" officeooo:paragraph-rsid="003dfae2"/>
    </style:style>
    <style:style style:name="P7" style:family="paragraph" style:parent-style-name="Standard">
      <style:text-properties style:font-name="monospace" officeooo:rsid="001e319b" officeooo:paragraph-rsid="003fd8c4"/>
    </style:style>
    <style:style style:name="P8" style:family="paragraph" style:parent-style-name="Standard">
      <style:text-properties style:font-name="monospace" officeooo:rsid="001f2d4a" officeooo:paragraph-rsid="001f2d4a"/>
    </style:style>
    <style:style style:name="P9" style:family="paragraph" style:parent-style-name="Standard">
      <style:text-properties style:font-name="monospace" officeooo:paragraph-rsid="00211528"/>
    </style:style>
    <style:style style:name="P10" style:family="paragraph" style:parent-style-name="Standard">
      <style:text-properties style:font-name="monospace" officeooo:rsid="0022e986" officeooo:paragraph-rsid="0022e986"/>
    </style:style>
    <style:style style:name="P11" style:family="paragraph" style:parent-style-name="Standard">
      <style:text-properties style:font-name="monospace" fo:font-size="15pt" fo:font-weight="bold" officeooo:rsid="001e319b" officeooo:paragraph-rsid="001e319b" style:font-size-asian="15pt" style:font-weight-asian="bold" style:font-size-complex="15pt" style:font-weight-complex="bold"/>
    </style:style>
    <style:style style:name="P12" style:family="paragraph" style:parent-style-name="Standard">
      <style:text-properties style:font-name="monospace" fo:font-size="16pt" officeooo:rsid="001e319b" officeooo:paragraph-rsid="001e319b" style:font-size-asian="16pt" style:font-size-complex="16pt"/>
    </style:style>
    <style:style style:name="P13" style:family="paragraph" style:parent-style-name="Standard">
      <style:text-properties style:font-name="monospace" officeooo:rsid="002b9be7" officeooo:paragraph-rsid="002b9be7"/>
    </style:style>
    <style:style style:name="P14" style:family="paragraph" style:parent-style-name="Standard">
      <style:text-properties style:font-name="monospace" officeooo:rsid="00329010" officeooo:paragraph-rsid="00329010"/>
    </style:style>
    <style:style style:name="P15" style:family="paragraph" style:parent-style-name="Standard">
      <style:text-properties style:font-name="monospace" fo:font-weight="bold" officeooo:rsid="00329010" officeooo:paragraph-rsid="00329010" style:font-weight-asian="bold" style:font-weight-complex="bold"/>
    </style:style>
    <style:style style:name="P16" style:family="paragraph" style:parent-style-name="Standard">
      <style:text-properties style:font-name="monospace" fo:font-weight="bold" officeooo:rsid="00348c57" officeooo:paragraph-rsid="00348c57" style:font-weight-asian="bold" style:font-weight-complex="bold"/>
    </style:style>
    <style:style style:name="P17" style:family="paragraph" style:parent-style-name="Standard">
      <style:paragraph-properties fo:text-align="start" style:justify-single-word="false"/>
      <style:text-properties style:font-name="monospace" fo:font-weight="bold" officeooo:rsid="00355c99" officeooo:paragraph-rsid="0041d7fd" style:font-weight-asian="bold" style:font-weight-complex="bold"/>
    </style:style>
    <style:style style:name="P18" style:family="paragraph" style:parent-style-name="Standard">
      <style:paragraph-properties fo:text-align="start" style:justify-single-word="false"/>
      <style:text-properties style:font-name="monospace" fo:font-weight="bold" officeooo:rsid="00355c99" officeooo:paragraph-rsid="0041f8fb" style:font-weight-asian="bold" style:font-weight-complex="bold"/>
    </style:style>
    <style:style style:name="P19" style:family="paragraph" style:parent-style-name="Standard">
      <style:text-properties style:font-name="monospace" fo:font-weight="bold" officeooo:rsid="00355c99" officeooo:paragraph-rsid="0041f8fb" style:font-weight-asian="bold" style:font-weight-complex="bold"/>
    </style:style>
    <style:style style:name="P20" style:family="paragraph" style:parent-style-name="Standard">
      <style:paragraph-properties fo:text-align="start" style:justify-single-word="false"/>
      <style:text-properties style:font-name="monospace" fo:font-weight="bold" officeooo:rsid="0041f8fb" officeooo:paragraph-rsid="0041f8fb" style:font-weight-asian="bold" style:font-weight-complex="bold"/>
    </style:style>
    <style:style style:name="P21" style:family="paragraph" style:parent-style-name="Standard">
      <style:paragraph-properties fo:text-align="start" style:justify-single-word="false"/>
      <style:text-properties style:font-name="monospace" fo:font-weight="bold" officeooo:rsid="004bb688" officeooo:paragraph-rsid="004bb688" style:font-weight-asian="bold" style:font-weight-complex="bold"/>
    </style:style>
    <style:style style:name="P22" style:family="paragraph" style:parent-style-name="Standard">
      <style:paragraph-properties fo:text-align="start" style:justify-single-word="false"/>
      <style:text-properties style:font-name="monospace" fo:font-weight="bold" officeooo:rsid="004ea6a1" officeooo:paragraph-rsid="0051ee8c" style:font-weight-asian="bold" style:font-weight-complex="bold"/>
    </style:style>
    <style:style style:name="P23" style:family="paragraph" style:parent-style-name="Standard">
      <style:paragraph-properties fo:text-align="start" style:justify-single-word="false"/>
      <style:text-properties style:font-name="monospace" fo:font-weight="bold" officeooo:rsid="004ea6a1" officeooo:paragraph-rsid="0053c753" style:font-weight-asian="bold" style:font-weight-complex="bold"/>
    </style:style>
    <style:style style:name="P24" style:family="paragraph" style:parent-style-name="Standard">
      <style:paragraph-properties fo:text-align="start" style:justify-single-word="false"/>
      <style:text-properties style:font-name="monospace" fo:font-weight="bold" officeooo:rsid="00586784" officeooo:paragraph-rsid="00586784" style:font-weight-asian="bold" style:font-weight-complex="bold"/>
    </style:style>
    <style:style style:name="P25" style:family="paragraph" style:parent-style-name="Standard">
      <style:paragraph-properties fo:text-align="start" style:justify-single-word="false"/>
      <style:text-properties style:font-name="monospace" fo:font-weight="bold" officeooo:rsid="00355c99" officeooo:paragraph-rsid="0041f8fb" fo:background-color="#333333" style:font-weight-asian="bold" style:font-weight-complex="bold"/>
    </style:style>
    <style:style style:name="P26" style:family="paragraph" style:parent-style-name="Standard">
      <style:paragraph-properties fo:text-align="start" style:justify-single-word="false"/>
      <style:text-properties style:font-name="monospace" fo:font-weight="bold" officeooo:rsid="0041f8fb" officeooo:paragraph-rsid="0041f8fb" fo:background-color="#333333" style:font-weight-asian="bold" style:font-weight-complex="bold"/>
    </style:style>
    <style:style style:name="P27" style:family="paragraph" style:parent-style-name="Standard">
      <style:paragraph-properties fo:text-align="start" style:justify-single-word="false"/>
      <style:text-properties style:font-name="monospace" fo:font-weight="bold" officeooo:rsid="004bb688" officeooo:paragraph-rsid="004bb688" fo:background-color="#333333" style:font-weight-asian="bold" style:font-weight-complex="bold"/>
    </style:style>
    <style:style style:name="P28" style:family="paragraph" style:parent-style-name="Standard">
      <style:paragraph-properties fo:text-align="start" style:justify-single-word="false"/>
      <style:text-properties style:font-name="monospace" fo:font-weight="bold" officeooo:rsid="00553df4" officeooo:paragraph-rsid="00571d90" fo:background-color="#333333" style:font-weight-asian="bold" style:font-weight-complex="bold"/>
    </style:style>
    <style:style style:name="P29" style:family="paragraph" style:parent-style-name="Standard">
      <style:paragraph-properties fo:text-align="center" style:justify-single-word="false"/>
      <style:text-properties style:font-name="monospace" fo:font-weight="bold" officeooo:rsid="00553df4" officeooo:paragraph-rsid="00553df4" fo:background-color="#333333" style:font-weight-asian="bold" style:font-weight-complex="bold"/>
    </style:style>
    <style:style style:name="P30" style:family="paragraph" style:parent-style-name="Standard">
      <style:paragraph-properties fo:text-align="start" style:justify-single-word="false"/>
      <style:text-properties style:font-name="monospace" fo:font-weight="bold" officeooo:rsid="00553df4" officeooo:paragraph-rsid="00571d90" fo:background-color="transparent" style:font-weight-asian="bold" style:font-weight-complex="bold"/>
    </style:style>
    <style:style style:name="P31" style:family="paragraph" style:parent-style-name="Standard">
      <style:paragraph-properties fo:text-align="center" style:justify-single-word="false"/>
      <style:text-properties style:font-name="monospace" fo:font-weight="bold" officeooo:rsid="00553df4" officeooo:paragraph-rsid="00553df4" fo:background-color="transparent" style:font-weight-asian="bold" style:font-weight-complex="bold"/>
    </style:style>
    <style:style style:name="P32" style:family="paragraph" style:parent-style-name="Standard">
      <style:paragraph-properties fo:text-align="start" style:justify-single-word="false"/>
      <style:text-properties style:font-name="monospace" fo:font-weight="bold" officeooo:rsid="0057a843" officeooo:paragraph-rsid="0057a843" fo:background-color="transparent" style:font-weight-asian="bold" style:font-weight-complex="bold"/>
    </style:style>
    <style:style style:name="P33" style:family="paragraph" style:parent-style-name="Standard">
      <style:text-properties style:font-name="monospace" officeooo:rsid="00211528" officeooo:paragraph-rsid="00211528" fo:background-color="#333333"/>
    </style:style>
    <style:style style:name="P34" style:family="paragraph" style:parent-style-name="Standard">
      <style:text-properties style:font-name="monospace" officeooo:rsid="001e319b" officeooo:paragraph-rsid="001e319b" fo:background-color="#333333"/>
    </style:style>
    <style:style style:name="P35" style:family="paragraph" style:parent-style-name="Standard">
      <style:text-properties style:font-name="monospace" officeooo:rsid="001e319b" officeooo:paragraph-rsid="002b9be7" fo:background-color="#333333"/>
    </style:style>
    <style:style style:name="P36" style:family="paragraph" style:parent-style-name="Standard">
      <style:text-properties style:font-name="monospace" officeooo:rsid="001f2d4a" officeooo:paragraph-rsid="001f2d4a" fo:background-color="#333333"/>
    </style:style>
    <style:style style:name="P37" style:family="paragraph" style:parent-style-name="Standard">
      <style:text-properties style:font-name="monospace" officeooo:rsid="0022e986" officeooo:paragraph-rsid="0022e986" fo:background-color="#333333"/>
    </style:style>
    <style:style style:name="P38" style:family="paragraph" style:parent-style-name="Standard">
      <style:text-properties style:font-name="monospace" officeooo:rsid="002b9be7" officeooo:paragraph-rsid="002b9be7" fo:background-color="#333333"/>
    </style:style>
    <style:style style:name="P39" style:family="paragraph" style:parent-style-name="Standard">
      <style:text-properties officeooo:paragraph-rsid="0025a89b"/>
    </style:style>
    <style:style style:name="P40" style:family="paragraph" style:parent-style-name="Standard">
      <style:text-properties fo:color="#808080" style:font-name="monospace" fo:font-style="italic" officeooo:rsid="003056a3" officeooo:paragraph-rsid="003056a3" style:font-style-asian="italic" style:font-style-complex="italic"/>
    </style:style>
    <style:style style:name="P41" style:family="paragraph" style:parent-style-name="Standard">
      <style:text-properties officeooo:paragraph-rsid="0025a89b" fo:background-color="#333333"/>
    </style:style>
    <style:style style:name="P42" style:family="paragraph" style:parent-style-name="Standard">
      <style:paragraph-properties fo:text-align="start" style:justify-single-word="false"/>
      <style:text-properties officeooo:paragraph-rsid="00553df4" fo:background-color="#333333"/>
    </style:style>
    <style:style style:name="P43" style:family="paragraph" style:parent-style-name="Standard">
      <style:text-properties fo:font-style="italic" officeooo:rsid="0041572f" officeooo:paragraph-rsid="0041572f" fo:background-color="transparent" style:font-style-asian="italic" style:font-style-complex="italic"/>
    </style:style>
    <style:style style:name="P44" style:family="paragraph" style:parent-style-name="Standard">
      <style:paragraph-properties fo:text-align="start" style:justify-single-word="false"/>
      <style:text-properties fo:color="#999999" style:font-name="monospace" fo:font-style="italic" fo:font-weight="bold" officeooo:rsid="00586784" officeooo:paragraph-rsid="00586784" style:font-style-asian="italic" style:font-weight-asian="bold" style:font-style-complex="italic" style:font-weight-complex="bold"/>
    </style:style>
    <style:style style:name="P45" style:family="paragraph" style:parent-style-name="Standard">
      <style:paragraph-properties fo:margin-left="0cm" fo:margin-right="0cm" fo:text-align="start" style:justify-single-word="false" fo:text-indent="0cm" style:auto-text-indent="false"/>
      <style:text-properties officeooo:paragraph-rsid="0041f8fb"/>
    </style:style>
    <style:style style:name="P46" style:family="paragraph" style:parent-style-name="Standard">
      <style:paragraph-properties fo:margin-left="0cm" fo:margin-right="0cm" fo:text-align="start" style:justify-single-word="false" fo:text-indent="0cm" style:auto-text-indent="false"/>
      <style:text-properties style:font-name="monospace" fo:font-size="12pt" style:font-size-asian="12pt" style:font-size-complex="12pt"/>
    </style:style>
    <style:style style:name="P47" style:family="paragraph" style:parent-style-name="Standard">
      <style:paragraph-properties fo:margin-left="0cm" fo:margin-right="0cm" fo:text-align="start" style:justify-single-word="false" fo:text-indent="0cm" style:auto-text-indent="false"/>
      <style:text-properties fo:background-color="#333333"/>
    </style:style>
    <style:style style:name="P48" style:family="paragraph" style:parent-style-name="Standard">
      <style:paragraph-properties fo:margin-left="0cm" fo:margin-right="0cm" fo:text-align="start" style:justify-single-word="false" fo:text-indent="0cm" style:auto-text-indent="false"/>
      <style:text-properties officeooo:paragraph-rsid="00432c40" fo:background-color="#333333"/>
    </style:style>
    <style:style style:name="P49" style:family="paragraph" style:parent-style-name="Standard">
      <style:paragraph-properties fo:margin-left="0cm" fo:margin-right="0cm" fo:text-align="start" style:justify-single-word="false" fo:text-indent="0cm" style:auto-text-indent="false"/>
      <style:text-properties officeooo:paragraph-rsid="00571d90" fo:background-color="#333333"/>
    </style:style>
    <style:style style:name="P50" style:family="paragraph" style:parent-style-name="Standard">
      <style:paragraph-properties fo:break-before="page"/>
      <style:text-properties style:font-name="monospace" officeooo:rsid="001e319b" officeooo:paragraph-rsid="002b9be7"/>
    </style:style>
    <style:style style:name="P51" style:family="paragraph" style:parent-style-name="Table_20_Contents">
      <style:text-properties style:font-name="monospace"/>
    </style:style>
    <style:style style:name="P52" style:family="paragraph" style:parent-style-name="Table_20_Contents">
      <style:paragraph-properties fo:text-align="center" style:justify-single-word="false"/>
      <style:text-properties style:font-name="monospace"/>
    </style:style>
    <style:style style:name="P53" style:family="paragraph" style:parent-style-name="Table_20_Contents">
      <style:paragraph-properties fo:text-align="center" style:justify-single-word="false"/>
      <style:text-properties style:font-name="monospace" fo:font-size="15pt" fo:font-weight="bold" officeooo:rsid="001e319b" officeooo:paragraph-rsid="001e319b" style:font-size-asian="15pt" style:font-weight-asian="bold" style:font-size-complex="15pt" style:font-weight-complex="bold"/>
    </style:style>
    <style:style style:name="P54" style:family="paragraph" style:parent-style-name="Table_20_Contents">
      <style:text-properties style:font-name="monospace" officeooo:rsid="001e5708" officeooo:paragraph-rsid="001e5708"/>
    </style:style>
    <style:style style:name="P55" style:family="paragraph" style:parent-style-name="Table_20_Contents">
      <style:text-properties style:font-name="monospace" officeooo:rsid="001e319b" officeooo:paragraph-rsid="001e319b"/>
    </style:style>
    <style:style style:name="P56" style:family="paragraph" style:parent-style-name="Table_20_Contents">
      <style:text-properties style:font-name="monospace" officeooo:rsid="001e319b" officeooo:paragraph-rsid="001e5708"/>
    </style:style>
    <style:style style:name="P57" style:family="paragraph" style:parent-style-name="Heading_20_2">
      <style:paragraph-properties fo:text-align="center" style:justify-single-word="false"/>
    </style:style>
    <style:style style:name="T1" style:family="text">
      <style:text-properties fo:color="#f6f3e8" style:font-name="Monospace" fo:font-size="13pt" style:text-underline-style="solid" style:text-underline-width="auto" style:text-underline-color="font-color" style:font-size-asian="13pt"/>
    </style:style>
    <style:style style:name="T2" style:family="text">
      <style:text-properties fo:color="#f6f3e8" style:font-name="Monospace" fo:font-size="13pt" style:font-size-asian="13pt"/>
    </style:style>
    <style:style style:name="T3" style:family="text">
      <style:text-properties fo:color="#f6f3e8" style:font-name="Monospace" fo:font-size="13pt" fo:background-color="#333333" loext:char-shading-value="0" style:font-size-asian="13pt"/>
    </style:style>
    <style:style style:name="T4" style:family="text">
      <style:text-properties fo:color="#f6f3e8" style:font-name="Monospace" fo:font-size="13pt" fo:font-style="normal" fo:font-weight="normal" fo:background-color="#333333" loext:char-shading-value="0" style:font-size-asian="13pt" style:font-style-asian="normal" style:font-weight-asian="normal" style:font-style-complex="normal" style:font-weight-complex="normal"/>
    </style:style>
    <style:style style:name="T5" style:family="text">
      <style:text-properties fo:color="#cae682" style:font-name="Monospace" fo:font-size="13pt" style:font-size-asian="13pt"/>
    </style:style>
    <style:style style:name="T6" style:family="text">
      <style:text-properties fo:color="#cae682" style:font-name="Monospace" fo:font-size="13pt" fo:background-color="#333333" loext:char-shading-value="0" style:font-size-asian="13pt"/>
    </style:style>
    <style:style style:name="T7" style:family="text">
      <style:text-properties fo:color="#79abff" style:font-name="Monospace" fo:font-size="13pt" style:font-size-asian="13pt"/>
    </style:style>
    <style:style style:name="T8" style:family="text">
      <style:text-properties fo:color="#79abff" style:font-name="Monospace" fo:font-size="13pt" fo:background-color="#333333" loext:char-shading-value="0" style:font-size-asian="13pt"/>
    </style:style>
    <style:style style:name="T9" style:family="text">
      <style:text-properties officeooo:rsid="00211528"/>
    </style:style>
    <style:style style:name="T10" style:family="text">
      <style:text-properties fo:color="#7f9f7f"/>
    </style:style>
    <style:style style:name="T11" style:family="text">
      <style:text-properties fo:color="#7f9f7f" fo:font-size="13pt" style:font-size-asian="13pt"/>
    </style:style>
    <style:style style:name="T12" style:family="text">
      <style:text-properties fo:color="#000000" fo:font-size="12pt" fo:background-color="transparent" loext:char-shading-value="0" style:font-size-asian="12pt" style:font-size-complex="12pt"/>
    </style:style>
    <style:style style:name="T13" style:family="text">
      <style:text-properties fo:color="#000000" fo:font-size="12pt" officeooo:rsid="00211528" fo:background-color="transparent" loext:char-shading-value="0" style:font-size-asian="12pt" style:font-size-complex="12pt"/>
    </style:style>
    <style:style style:name="T14" style:family="text">
      <style:text-properties fo:color="#000000" fo:font-size="12pt" officeooo:rsid="0022e986" fo:background-color="transparent" loext:char-shading-value="0" style:font-size-asian="12pt" style:font-size-complex="12pt"/>
    </style:style>
    <style:style style:name="T15" style:family="text">
      <style:text-properties fo:color="#000000" style:font-name="Monospace" fo:font-size="13pt" style:font-size-asian="13pt"/>
    </style:style>
    <style:style style:name="T16" style:family="text">
      <style:text-properties fo:color="#000000" style:font-name="Monospace" fo:font-size="13pt" style:text-underline-style="solid" style:text-underline-width="auto" style:text-underline-color="font-color" style:font-size-asian="13pt"/>
    </style:style>
    <style:style style:name="T17" style:family="text">
      <style:text-properties fo:color="#000000" style:font-name="Monospace" fo:font-size="13pt" officeooo:rsid="0041f8fb" fo:background-color="transparent" loext:char-shading-value="0" style:font-size-asian="13pt"/>
    </style:style>
    <style:style style:name="T18" style:family="text">
      <style:text-properties fo:color="#000000" style:font-name="Monospace" fo:font-size="13pt" fo:font-weight="bold" officeooo:rsid="0041f8fb" fo:background-color="transparent" loext:char-shading-value="0" style:font-size-asian="13pt" style:font-weight-asian="bold" style:font-weight-complex="bold"/>
    </style:style>
    <style:style style:name="T19" style:family="text">
      <style:text-properties fo:color="#000000" style:font-name="Monospace" fo:font-size="13pt" fo:font-weight="bold" officeooo:rsid="00432c40" fo:background-color="transparent" loext:char-shading-value="0" style:font-size-asian="13pt" style:font-weight-asian="bold" style:font-weight-complex="bold"/>
    </style:style>
    <style:style style:name="T20" style:family="text">
      <style:text-properties fo:color="#000000" style:font-name="Monospace" fo:font-size="13pt" fo:font-weight="bold" officeooo:rsid="0045849a" fo:background-color="transparent" loext:char-shading-value="0" style:font-size-asian="13pt" style:font-weight-asian="bold" style:font-weight-complex="bold"/>
    </style:style>
    <style:style style:name="T21" style:family="text">
      <style:text-properties fo:color="#000000" style:font-name="Monospace" fo:font-size="13pt" fo:font-weight="normal" officeooo:rsid="0041f8fb" fo:background-color="transparent" loext:char-shading-value="0" style:font-size-asian="13pt" style:font-weight-asian="normal" style:font-weight-complex="normal"/>
    </style:style>
    <style:style style:name="T22" style:family="text">
      <style:text-properties fo:color="#000000" style:font-name="Monospace" fo:font-size="13pt" fo:font-weight="normal" officeooo:rsid="00432c40" fo:background-color="transparent" loext:char-shading-value="0" style:font-size-asian="13pt" style:font-weight-asian="normal" style:font-weight-complex="normal"/>
    </style:style>
    <style:style style:name="T23" style:family="text">
      <style:text-properties fo:color="#000000" style:font-name="Monospace" fo:font-size="13pt" fo:font-weight="normal" officeooo:rsid="0045849a" fo:background-color="transparent" loext:char-shading-value="0" style:font-size-asian="13pt" style:font-weight-asian="normal" style:font-weight-complex="normal"/>
    </style:style>
    <style:style style:name="T24" style:family="text">
      <style:text-properties fo:color="#000000" style:font-name="Monospace" fo:font-size="13pt" fo:font-weight="normal" officeooo:rsid="00471a2e" fo:background-color="transparent" loext:char-shading-value="0" style:font-size-asian="13pt" style:font-weight-asian="normal" style:font-weight-complex="normal"/>
    </style:style>
    <style:style style:name="T25" style:family="text">
      <style:text-properties fo:color="#000000" style:font-name="Monospace" fo:font-size="13pt" fo:font-weight="normal" officeooo:rsid="00484de1" fo:background-color="transparent" loext:char-shading-value="0" style:font-size-asian="13pt" style:font-weight-asian="normal" style:font-weight-complex="normal"/>
    </style:style>
    <style:style style:name="T26" style:family="text">
      <style:text-properties fo:color="#000000" style:font-name="Monospace" fo:font-size="13pt" fo:font-weight="normal" officeooo:rsid="0048de39" fo:background-color="transparent" loext:char-shading-value="0" style:font-size-asian="13pt" style:font-weight-asian="normal" style:font-weight-complex="normal"/>
    </style:style>
    <style:style style:name="T27" style:family="text">
      <style:text-properties fo:color="#000000" style:font-name="Monospace" fo:font-size="13pt" fo:font-weight="normal" officeooo:rsid="004ac9ab" fo:background-color="transparent" loext:char-shading-value="0" style:font-size-asian="13pt" style:font-weight-asian="normal" style:font-weight-complex="normal"/>
    </style:style>
    <style:style style:name="T28" style:family="text">
      <style:text-properties officeooo:rsid="0022e986"/>
    </style:style>
    <style:style style:name="T29" style:family="text">
      <style:text-properties officeooo:rsid="0025a89b"/>
    </style:style>
    <style:style style:name="T30" style:family="text">
      <style:text-properties fo:color="#b3b784" style:font-name="Monospace" fo:font-size="13pt" style:font-size-asian="13pt"/>
    </style:style>
    <style:style style:name="T31" style:family="text">
      <style:text-properties fo:color="#f0efd0" style:font-name="Monospace" fo:font-size="13pt" style:font-size-asian="13pt"/>
    </style:style>
    <style:style style:name="T32" style:family="text">
      <style:text-properties fo:color="#f0efd0" style:font-name="Monospace" fo:font-size="13pt" fo:background-color="#333333" loext:char-shading-value="0" style:font-size-asian="13pt"/>
    </style:style>
    <style:style style:name="T33" style:family="text">
      <style:text-properties fo:color="#dfbe95" style:font-name="Monospace" fo:font-size="13pt" style:font-size-asian="13pt"/>
    </style:style>
    <style:style style:name="T34" style:family="text">
      <style:text-properties fo:color="#dfbe95" style:font-name="Monospace" fo:font-size="13pt" fo:font-weight="bold" style:font-size-asian="13pt" style:font-weight-asian="bold"/>
    </style:style>
    <style:style style:name="T35" style:family="text">
      <style:text-properties fo:color="#dfbe95" style:font-name="Monospace" fo:font-size="13pt" fo:font-weight="bold" fo:background-color="#333333" loext:char-shading-value="0" style:font-size-asian="13pt" style:font-weight-asian="bold"/>
    </style:style>
    <style:style style:name="T36" style:family="text">
      <style:text-properties fo:color="#dfbe95" style:font-name="Monospace" fo:font-size="13pt" fo:font-weight="bold" officeooo:rsid="0045849a" fo:background-color="#333333" loext:char-shading-value="0" style:font-size-asian="13pt" style:font-weight-asian="bold"/>
    </style:style>
    <style:style style:name="T37" style:family="text">
      <style:text-properties fo:color="#dfbe95" style:font-name="Monospace" fo:font-size="13pt" fo:background-color="#333333" loext:char-shading-value="0" style:font-size-asian="13pt"/>
    </style:style>
    <style:style style:name="T38" style:family="text">
      <style:text-properties fo:color="#ffffff" style:font-name="Monospace" fo:font-size="13pt" style:font-size-asian="13pt"/>
    </style:style>
    <style:style style:name="T39" style:family="text">
      <style:text-properties fo:color="#ffffff" style:font-name="Monospace" fo:font-size="13pt" fo:background-color="#333333" loext:char-shading-value="0" style:font-size-asian="13pt"/>
    </style:style>
    <style:style style:name="T40" style:family="text">
      <style:text-properties fo:color="#ffffff" style:font-name="Monospace" fo:font-size="13pt" style:text-underline-style="solid" style:text-underline-width="auto" style:text-underline-color="font-color" style:font-size-asian="13pt"/>
    </style:style>
    <style:style style:name="T41" style:family="text">
      <style:text-properties fo:color="#ffffff" style:font-name="Monospace" fo:font-size="13pt" fo:background-color="transparent" loext:char-shading-value="0" style:font-size-asian="13pt"/>
    </style:style>
    <style:style style:name="T42" style:family="text">
      <style:text-properties fo:color="#ffffff" style:font-name="Monospace" fo:font-size="13pt" fo:font-style="normal" fo:font-weight="normal" fo:background-color="#333333" loext:char-shading-value="0" style:font-size-asian="13pt" style:font-style-asian="normal" style:font-weight-asian="normal" style:font-style-complex="normal" style:font-weight-complex="normal"/>
    </style:style>
    <style:style style:name="T43" style:family="text">
      <style:text-properties style:font-name="monospace" officeooo:rsid="0025a89b"/>
    </style:style>
    <style:style style:name="T44" style:family="text">
      <style:text-properties style:font-name="monospace" fo:font-weight="bold" officeooo:rsid="0025a89b" style:font-weight-asian="bold" style:font-weight-complex="bold"/>
    </style:style>
    <style:style style:name="T45" style:family="text">
      <style:text-properties officeooo:rsid="002b9be7"/>
    </style:style>
    <style:style style:name="T46" style:family="text">
      <style:text-properties fo:font-weight="bold" style:font-weight-asian="bold" style:font-weight-complex="bold"/>
    </style:style>
    <style:style style:name="T47" style:family="text">
      <style:text-properties fo:font-weight="bold" officeooo:rsid="0025a89b" style:font-weight-asian="bold" style:font-weight-complex="bold"/>
    </style:style>
    <style:style style:name="T48" style:family="text">
      <style:text-properties fo:font-weight="bold" officeooo:rsid="0022e986" style:font-weight-asian="bold" style:font-weight-complex="bold"/>
    </style:style>
    <style:style style:name="T49" style:family="text">
      <style:text-properties fo:font-weight="bold" officeooo:rsid="00211528" style:font-weight-asian="bold" style:font-weight-complex="bold"/>
    </style:style>
    <style:style style:name="T50" style:family="text">
      <style:text-properties fo:font-weight="bold" officeooo:rsid="002bb1b8" style:font-weight-asian="bold" style:font-weight-complex="bold"/>
    </style:style>
    <style:style style:name="T51" style:family="text">
      <style:text-properties fo:font-weight="bold" officeooo:rsid="002d2b0f" style:font-weight-asian="bold" style:font-weight-complex="bold"/>
    </style:style>
    <style:style style:name="T52" style:family="text">
      <style:text-properties fo:font-weight="bold" officeooo:rsid="003fd8c4"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2bb1b8" style:font-weight-asian="normal" style:font-weight-complex="normal"/>
    </style:style>
    <style:style style:name="T55" style:family="text">
      <style:text-properties fo:font-weight="normal" officeooo:rsid="003658a8" style:font-weight-asian="normal" style:font-weight-complex="normal"/>
    </style:style>
    <style:style style:name="T56" style:family="text">
      <style:text-properties fo:font-weight="normal" officeooo:rsid="00380892" style:font-weight-asian="normal" style:font-weight-complex="normal"/>
    </style:style>
    <style:style style:name="T57" style:family="text">
      <style:text-properties fo:font-weight="normal" officeooo:rsid="00398754" style:font-weight-asian="normal" style:font-weight-complex="normal"/>
    </style:style>
    <style:style style:name="T58" style:family="text">
      <style:text-properties fo:font-weight="normal" officeooo:rsid="003fd8c4" style:font-weight-asian="normal" style:font-weight-complex="normal"/>
    </style:style>
    <style:style style:name="T59" style:family="text">
      <style:text-properties fo:font-weight="normal" officeooo:rsid="004d0afa" style:font-weight-asian="normal" style:font-weight-complex="normal"/>
    </style:style>
    <style:style style:name="T60" style:family="text">
      <style:text-properties fo:font-weight="normal" officeooo:rsid="004ff5ee" style:font-weight-asian="normal" style:font-weight-complex="normal"/>
    </style:style>
    <style:style style:name="T61" style:family="text">
      <style:text-properties fo:font-weight="normal" officeooo:rsid="0051ee8c" style:font-weight-asian="normal" style:font-weight-complex="normal"/>
    </style:style>
    <style:style style:name="T62" style:family="text">
      <style:text-properties fo:font-weight="normal" officeooo:rsid="0053c753" style:font-weight-asian="normal" style:font-weight-complex="normal"/>
    </style:style>
    <style:style style:name="T63" style:family="text">
      <style:text-properties fo:font-weight="normal" officeooo:rsid="0059c7b9" style:font-weight-asian="normal" style:font-weight-complex="normal"/>
    </style:style>
    <style:style style:name="T64" style:family="text">
      <style:text-properties fo:font-weight="normal" officeooo:rsid="0059dc5a" style:font-weight-asian="normal" style:font-weight-complex="normal"/>
    </style:style>
    <style:style style:name="T65" style:family="text">
      <style:text-properties officeooo:rsid="003658a8"/>
    </style:style>
    <style:style style:name="T66" style:family="text">
      <style:text-properties officeooo:rsid="00398754"/>
    </style:style>
    <style:style style:name="T67" style:family="text">
      <style:text-properties fo:color="#efefaf" style:font-name="Monospace" fo:font-size="13pt" fo:font-weight="bold" style:font-size-asian="13pt" style:font-weight-asian="bold"/>
    </style:style>
    <style:style style:name="T68" style:family="text">
      <style:text-properties fo:color="#efefaf" style:font-name="Monospace" fo:font-size="13pt" fo:font-weight="bold" fo:background-color="#333333" loext:char-shading-value="0" style:font-size-asian="13pt" style:font-weight-asian="bold"/>
    </style:style>
    <style:style style:name="T69" style:family="text">
      <style:text-properties fo:color="#efefaf" style:font-name="Monospace" fo:font-size="13pt" style:font-size-asian="13pt"/>
    </style:style>
    <style:style style:name="T70" style:family="text">
      <style:text-properties fo:color="#efefaf" style:font-name="Monospace" fo:font-size="13pt" fo:background-color="#333333" loext:char-shading-value="0" style:font-size-asian="13pt"/>
    </style:style>
    <style:style style:name="T71" style:family="text">
      <style:text-properties fo:color="#8acccf" style:font-name="Monospace" fo:font-size="13pt" style:font-size-asian="13pt"/>
    </style:style>
    <style:style style:name="T72" style:family="text">
      <style:text-properties officeooo:rsid="0041572f"/>
    </style:style>
    <style:style style:name="T73" style:family="text">
      <style:text-properties fo:color="#bfa4a4" style:font-name="Monospace" fo:font-size="13pt" style:font-size-asian="13pt"/>
    </style:style>
    <style:style style:name="T74" style:family="text">
      <style:text-properties fo:font-size="14pt" fo:font-weight="normal" officeooo:rsid="0041f8fb" style:font-size-asian="14pt" style:font-weight-asian="normal" style:font-size-complex="14pt" style:font-weight-complex="normal"/>
    </style:style>
    <style:style style:name="T75" style:family="text">
      <style:text-properties officeooo:rsid="004d0afa"/>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56bf65" style:font-style-asian="normal" style:font-weight-asian="normal" style:font-style-complex="normal" style:font-weight-complex="normal"/>
    </style:style>
    <style:style style:name="T79" style:family="text">
      <style:text-properties fo:font-style="normal" fo:font-weight="normal" officeooo:rsid="00571d90" style:font-style-asian="normal" style:font-weight-asian="normal" style:font-style-complex="normal" style:font-weight-complex="normal"/>
    </style:style>
    <style:style style:name="T80" style:family="text">
      <style:text-properties fo:font-style="normal" fo:font-weight="normal" officeooo:rsid="0057631e" style:font-style-asian="normal" style:font-weight-asian="normal" style:font-style-complex="normal" style:font-weight-complex="normal"/>
    </style:style>
    <style:style style:name="T81" style:family="text">
      <style:text-properties fo:color="#c4c4b7" style:font-name="Monospace" fo:font-size="13pt" fo:font-style="italic" style:font-size-asian="13pt" style:font-style-asian="italic"/>
    </style:style>
    <style:style style:name="T82" style:family="text">
      <style:text-properties officeooo:rsid="005bf5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ZeroZ documentation</text:p>
      <text:p text:style-name="P1"/>
      <text:p text:style-name="P1">*<text:span text:style-name="T45">Object and Class names/types are in bold.</text:span></text:p>
      <text:p text:style-name="P1"/>
      <text:p text:style-name="P1">Overview:</text:p>
      <text:p text:style-name="P1">Core classes:</text:p>
      <text:p text:style-name="P1"/>
      <text:p text:style-name="P1"><text:span text:style-name="T46">ZerozGame</text:span>: this is the main class to initialize the game, it creates the main menu and holds the value of which level number should be loaded</text:p>
      <text:p text:style-name="P1"/>
      <text:p text:style-name="P1"><text:span text:style-name="T35">MainMenu</text:span><text:span text:style-name="T39">(</text:span><text:span text:style-name="T6">ZerozGame</text:span><text:span text:style-name="T3"> </text:span><text:span text:style-name="T8">gam</text:span><text:span text:style-name="T39">)</text:span></text:p>
      <text:p text:style-name="P5"><text:span text:style-name="T46">MainMenu</text:span>: the main menu class creates the main menu, it also creates the game scene class object<text:line-break/></text:p>
      <text:p text:style-name="P5"><text:span text:style-name="T39">(</text:span><text:span text:style-name="T68">final</text:span><text:span text:style-name="T3"> </text:span><text:span text:style-name="T6">ZerozGame</text:span><text:span text:style-name="T3"> </text:span><text:span text:style-name="T8">gam</text:span><text:span text:style-name="T39">)</text:span><text:line-break/><text:span text:style-name="T46">GameScene</text:span>: this is the main game class, it initializes everything belonging to the level, the level<text:line-break/><text:line-break/><text:line-break/></text:p>
      <table:table table:name="Table1" table:style-name="Table1">
        <table:table-column table:style-name="Table1.A"/>
        <table:table-column table:style-name="Table1.B"/>
        <table:table-row>
          <table:table-cell table:style-name="Table1.A1" table:number-rows-spanned="8" office:value-type="string">
            <text:p text:style-name="P52"/>
            <text:p text:style-name="P53">GameScene</text:p>
          </table:table-cell>
          <table:table-cell table:style-name="Table1.B1" office:value-type="string">
            <text:p text:style-name="P54">Creates:</text:p>
          </table:table-cell>
        </table:table-row>
        <table:table-row>
          <table:covered-table-cell/>
          <table:table-cell table:style-name="Table1.B2" office:value-type="string">
            <text:p text:style-name="P55">WorldLogic</text:p>
          </table:table-cell>
        </table:table-row>
        <table:table-row>
          <table:covered-table-cell/>
          <table:table-cell table:style-name="Table1.B2" office:value-type="string">
            <text:p text:style-name="P55">LevelManager</text:p>
          </table:table-cell>
        </table:table-row>
        <table:table-row>
          <table:covered-table-cell/>
          <table:table-cell table:style-name="Table1.B2" office:value-type="string">
            <text:p text:style-name="P55">WorldRender</text:p>
          </table:table-cell>
        </table:table-row>
        <table:table-row>
          <table:covered-table-cell/>
          <table:table-cell table:style-name="Table1.B2" office:value-type="string">
            <text:p text:style-name="P55">Camera</text:p>
          </table:table-cell>
        </table:table-row>
        <table:table-row>
          <table:covered-table-cell/>
          <table:table-cell table:style-name="Table1.B2" office:value-type="string">
            <text:p text:style-name="P55">Assets</text:p>
          </table:table-cell>
        </table:table-row>
        <table:table-row>
          <table:covered-table-cell/>
          <table:table-cell table:style-name="Table1.B2" office:value-type="string">
            <text:p text:style-name="P55">World</text:p>
          </table:table-cell>
        </table:table-row>
        <table:table-row>
          <table:covered-table-cell/>
          <table:table-cell table:style-name="Table1.B2" office:value-type="string">
            <text:p text:style-name="P56">EntityManager</text:p>
          </table:table-cell>
        </table:table-row>
      </table:table>
      <text:p text:style-name="P1"/>
      <text:p text:style-name="P34"><text:span text:style-name="T34">WorldLogic</text:span><text:span text:style-name="T38">(</text:span><text:span text:style-name="T5">OrthographicCamera</text:span><text:span text:style-name="T2"> </text:span><text:span text:style-name="T7">camera</text:span><text:span text:style-name="T31">,</text:span><text:span text:style-name="T2"> </text:span><text:span text:style-name="T5">EntityManager</text:span><text:span text:style-name="T2"> </text:span><text:span text:style-name="T7">entityMan</text:span><text:span text:style-name="T31">,</text:span><text:span text:style-name="T2"> </text:span><text:span text:style-name="T5">World</text:span><text:span text:style-name="T2"> </text:span><text:span text:style-name="T7">world</text:span><text:span text:style-name="T31">,</text:span><text:span text:style-name="T2"> </text:span><text:span text:style-name="T5">LevelManager</text:span><text:span text:style-name="T2"> </text:span><text:span text:style-name="T7">levelMan</text:span><text:span text:style-name="T38">)</text:span></text:p>
      <text:p text:style-name="P8"><text:span text:style-name="T46">WorldLogic</text:span>: world logic is the primary thread for calculating logic in the game, it checks for nearby <text:span text:style-name="T46">enemyspawners</text:span> and auto-targets the closest enemy the player is facing, it calls update functions within the <text:span text:style-name="T46">EntityManager</text:span> including its sub-objects to update projectiles. <text:span text:style-name="T28">Much of the entity specific game logic, is passed to the entity manager. </text:span><text:span text:style-name="T48">WorldLogic</text:span><text:span text:style-name="T28"> also includes the </text:span><text:span text:style-name="T48">InputHandler</text:span><text:span text:style-name="T28">.</text:span></text:p>
      <text:p text:style-name="P8"/>
      <text:p text:style-name="P8"/>
      <text:p text:style-name="P36"><text:span text:style-name="T34">LevelManager</text:span><text:span text:style-name="T38">(</text:span><text:span text:style-name="T67">int</text:span><text:span text:style-name="T2"> </text:span><text:span text:style-name="T7">level</text:span><text:span text:style-name="T31">,</text:span><text:span text:style-name="T2"> </text:span><text:span text:style-name="T5">EntityManager</text:span><text:span text:style-name="T2"> </text:span><text:span text:style-name="T7">actorMan</text:span><text:span text:style-name="T31">,</text:span><text:span text:style-name="T2"> </text:span><text:span text:style-name="T5">World</text:span><text:span text:style-name="T2"> </text:span><text:span text:style-name="T7">world</text:span><text:span text:style-name="T38">)</text:span></text:p>
      <text:p text:style-name="P9"><text:span text:style-name="T49">LevelManager</text:span><text:span text:style-name="T9">: Primarily, the </text:span><text:span text:style-name="T49">LevelManager</text:span><text:span text:style-name="T9"> scoures tiledmap “.tmx” tiles for properties, such as “solid” or “item” or “enemyspawn” to create the level. </text:span><text:span text:style-name="T13">T</text:span><text:span text:style-name="T12">he levels may also contain special tiles which </text:span><text:soft-page-break/><text:span text:style-name="T12">indicate whether the level is a boss level or a scrolling level (a level where the player is continuosly running forward), </text:span><text:span text:style-name="T14">identifies areas of collision to be passed to box2D. It also contains a small ammount of data including the players start location and whether or not the level is complete.</text:span></text:p>
      <text:p text:style-name="P46"><text:span text:style-name="T10"><text:s/>* </text:span></text:p>
      <text:p text:style-name="P33"><text:span text:style-name="T11"/></text:p>
      <text:p text:style-name="P34"><text:span text:style-name="T34">WorldRenderer</text:span><text:span text:style-name="T38">(</text:span><text:span text:style-name="T5">OrthographicCamera</text:span><text:span text:style-name="T2"> </text:span><text:span text:style-name="T7">camera</text:span><text:span text:style-name="T31">,</text:span><text:span text:style-name="T2"> </text:span><text:span text:style-name="T5">World</text:span><text:span text:style-name="T2"> </text:span><text:span text:style-name="T7">world</text:span><text:span text:style-name="T31">,</text:span><text:span text:style-name="T2"> </text:span><text:span text:style-name="T5">EntityManager</text:span><text:span text:style-name="T2"> </text:span><text:span text:style-name="T7">actorMan</text:span><text:span text:style-name="T31">,</text:span><text:span text:style-name="T2"> </text:span><text:span text:style-name="T5">LevelManager</text:span><text:span text:style-name="T2"> </text:span><text:span text:style-name="T7">tm</text:span><text:span text:style-name="T31">,</text:span><text:span text:style-name="T2"> </text:span><text:span text:style-name="T5">WorldLogic</text:span><text:span text:style-name="T2"> </text:span><text:span text:style-name="T7">worldLogic</text:span><text:span text:style-name="T38">)</text:span></text:p>
      <text:p text:style-name="P10"><text:span text:style-name="T46">WorldRenderer</text:span>: The world renderer is the primary class for rendering the world, it contains the “sprite batches” an on/off state machine where the program is told to begin/end drawing the games sprites for everything in the game.</text:p>
      <text:p text:style-name="P10"/>
      <text:p text:style-name="P37"><text:span text:style-name="T5">camera</text:span><text:span text:style-name="T2"> </text:span><text:span text:style-name="T31">=</text:span><text:span text:style-name="T2"> </text:span><text:span text:style-name="T67">new</text:span><text:span text:style-name="T2"> OrthographicCamera</text:span><text:span text:style-name="T38">(</text:span><text:span text:style-name="T1">viewportWidth</text:span><text:span text:style-name="T31">,</text:span><text:span text:style-name="T2"> </text:span><text:span text:style-name="T1">viewportHeight</text:span><text:span text:style-name="T40">)</text:span></text:p>
      <text:p text:style-name="P10"><text:span text:style-name="T46">Camera</text:span>: <text:span text:style-name="T46">Camera</text:span> is a class inherited from LibGDX API, it is nessicary for converting screen space co-ordinates into world-coordinates.</text:p>
      <text:p text:style-name="P2"/>
      <text:p text:style-name="P6"><text:line-break/><text:span text:style-name="T48">Assets</text:span><text:span text:style-name="T28">: This is supposed to be where texture files are kept, so that the game does not reload textures for each instance of an object, however, I have found the LibGDX's </text:span><text:span text:style-name="T48">AssetManager</text:span><text:span text:style-name="T28"> class to have a bug where reloading the game on the phone will cause images not to appear correctly, this is perhaps due to the game not closing properly. Never the less, many assets are kept in the class “</text:span><text:bookmark-start text:name="__DdeLink__330_2016407252"/><text:span text:style-name="T48">MyAssetManager</text:span><text:bookmark-end text:name="__DdeLink__330_2016407252"/><text:span text:style-name="T28">” and “</text:span><text:bookmark-start text:name="__DdeLink__328_2016407252"/><text:span text:style-name="T48">HumanSprite</text:span><text:bookmark-end text:name="__DdeLink__328_2016407252"/><text:span text:style-name="T28">” which do not use LibGDX's “AssetManager class”.</text:span></text:p>
      <text:p text:style-name="P2"/>
      <text:p text:style-name="P7"><text:span text:style-name="T48">HumanSprite, MyAssetManager</text:span><text:span text:style-name="T52">: </text:span><text:span text:style-name="T58">Loads textures so they are not reloaded every new object.</text:span></text:p>
      <text:p text:style-name="P2"/>
      <text:p text:style-name="P40"><text:span text:style-name="T82">TODO</text:span>: These 3 Asset Classes should be combined into one class</text:p>
      <text:p text:style-name="P2"/>
      <text:p text:style-name="P39"><text:span text:style-name="T44">World</text:span><text:span text:style-name="T43">: World is Box2D's class for managing the world physics, it includes the function:</text:span></text:p>
      <text:p text:style-name="P39"/>
      <text:p text:style-name="P39"><text:span text:style-name="T15">world.step(</text:span><text:span text:style-name="T16">timeStep</text:span><text:span text:style-name="T15">, </text:span><text:span text:style-name="T16">velocityIterations</text:span><text:span text:style-name="T15">, </text:span><text:span text:style-name="T16">positionIterations</text:span><text:span text:style-name="T15">);</text:span></text:p>
      <text:p text:style-name="P41"><text:span text:style-name="T30">world</text:span><text:span text:style-name="T31">.</text:span><text:span text:style-name="T33">step</text:span><text:span text:style-name="T38">(</text:span><text:span text:style-name="T71">1</text:span><text:span text:style-name="T2"> </text:span><text:span text:style-name="T31">/</text:span><text:span text:style-name="T2"> </text:span><text:span text:style-name="T71">30f</text:span><text:span text:style-name="T31">,</text:span><text:span text:style-name="T2"> </text:span><text:span text:style-name="T71">1</text:span><text:span text:style-name="T31">,</text:span><text:span text:style-name="T2"> </text:span><text:span text:style-name="T71">1</text:span><text:span text:style-name="T38">)</text:span><text:span text:style-name="T31">;</text:span></text:p>
      <text:p text:style-name="P43"><text:span text:style-name="T15">note:This is currently in WorldRenderer class, allthough that is probably not entierly appropriate.</text:span></text:p>
      <text:p text:style-name="P3"/>
      <text:p text:style-name="P4"><text:span text:style-name="T72">This function maintains the rate and detail of which physics are processed.</text:span></text:p>
      <text:p text:style-name="P4"/>
      <text:p text:style-name="P50"/>
      <text:p text:style-name="P4"><text:span text:style-name="T35">EntityManager</text:span><text:span text:style-name="T39">(</text:span><text:span text:style-name="T6">OrthographicCamera</text:span><text:span text:style-name="T3"> </text:span><text:span text:style-name="T8">camera</text:span><text:span text:style-name="T32">,</text:span><text:span text:style-name="T3"> </text:span><text:span text:style-name="T6">World</text:span><text:span text:style-name="T3"> </text:span><text:span text:style-name="T8">world</text:span><text:span text:style-name="T32">,</text:span><text:span text:style-name="T3"> </text:span><text:span text:style-name="T6">LevelManager</text:span><text:span text:style-name="T3"> </text:span><text:span text:style-name="T8">levelMan</text:span><text:span text:style-name="T39">)</text:span><text:span text:style-name="T3"> </text:span><text:span text:style-name="T29"><text:line-break/></text:span><text:span text:style-name="T47">EntityManager</text:span><text:span text:style-name="T29">: All the </text:span><text:span text:style-name="T47">Pawn</text:span><text:span text:style-name="T50">E</text:span><text:span text:style-name="T47">ntit</text:span><text:span text:style-name="T50">y</text:span><text:span text:style-name="T54">(s)</text:span><text:span text:style-name="T29">, </text:span><text:span text:style-name="T47">projectiles</text:span><text:span text:style-name="T29">, </text:span><text:span text:style-name="T47">destoyables</text:span><text:span text:style-name="T29">, enemies, explosions, items and their assosiated arrays are kept with in entity manager. The </text:span><text:span text:style-name="T47">EntityManager</text:span><text:span text:style-name="T29"> handles a significant ammount of game logic, including taking damage, picking up items and destroying objects. </text:span></text:p>
      <text:p text:style-name="P4"/>
      <table:table table:name="Table2" table:style-name="Table2">
        <table:table-column table:style-name="Table2.A" table:number-columns-repeated="2"/>
        <table:table-row>
          <table:table-cell table:style-name="Table2.A1" office:value-type="string">
            <text:p text:style-name="P11">EntityManager</text:p>
          </table:table-cell>
          <table:table-cell table:style-name="Table2.B1" office:value-type="string">
            <text:p text:style-name="P54">Creates:</text:p>
          </table:table-cell>
        </table:table-row>
        <table:table-row>
          <table:table-cell table:style-name="Table2.A2" office:value-type="string">
            <text:p text:style-name="P55">Recieves:</text:p>
          </table:table-cell>
          <table:table-cell table:style-name="Table2.B2" office:value-type="string">
            <text:p text:style-name="P54">MyAssetManager</text:p>
          </table:table-cell>
        </table:table-row>
        <table:table-row>
          <table:table-cell table:style-name="Table2.A2" office:value-type="string">
            <text:p text:style-name="P55">camera</text:p>
          </table:table-cell>
          <table:table-cell table:style-name="Table2.B2" office:value-type="string">
            <text:p text:style-name="P54"><text:bookmark-start text:name="__DdeLink__68_2016407252"/>DazContactListener<text:bookmark-end text:name="__DdeLink__68_2016407252"/></text:p>
          </table:table-cell>
        </table:table-row>
        <table:table-row>
          <table:table-cell table:style-name="Table2.A2" office:value-type="string">
            <text:p text:style-name="P55">world</text:p>
          </table:table-cell>
          <table:table-cell table:style-name="Table2.B2" office:value-type="string">
            <text:p text:style-name="P54">ContactHandler</text:p>
          </table:table-cell>
        </table:table-row>
        <table:table-row>
          <table:table-cell table:style-name="Table2.A2" office:value-type="string">
            <text:p text:style-name="P55">tm (LevelManager)</text:p>
          </table:table-cell>
          <table:table-cell table:style-name="Table2.B2" office:value-type="string">
            <text:p text:style-name="P54"><text:bookmark-start text:name="__DdeLink__17_2016407252"/>ProjectileManager (for player)<text:bookmark-end text:name="__DdeLink__17_2016407252"/></text:p>
          </table:table-cell>
        </table:table-row>
        <table:table-row>
          <table:table-cell table:style-name="Table2.A2" office:value-type="string">
            <text:p text:style-name="P51"/>
          </table:table-cell>
          <table:table-cell table:style-name="Table2.B2" office:value-type="string">
            <text:p text:style-name="P54">ProjectileManager (for AI)</text:p>
          </table:table-cell>
        </table:table-row>
        <table:table-row>
          <table:table-cell table:style-name="Table2.A2" office:value-type="string">
            <text:p text:style-name="P51"/>
          </table:table-cell>
          <table:table-cell table:style-name="Table2.B2" office:value-type="string">
            <text:p text:style-name="P51"/>
          </table:table-cell>
        </table:table-row>
      </table:table>
      <text:p text:style-name="P1"/>
      <text:p text:style-name="P38"><text:span text:style-name="T67">public</text:span><text:span text:style-name="T2"> </text:span><text:span text:style-name="T34">DazContactListener</text:span><text:span text:style-name="T38">(</text:span><text:span text:style-name="T5">ContactHandler</text:span><text:span text:style-name="T2"> </text:span><text:span text:style-name="T7">ch</text:span><text:span text:style-name="T38">)</text:span></text:p>
      <text:p text:style-name="P13"><text:span text:style-name="T46">DazContactListener</text:span> and <text:span text:style-name="T46">Contacthandler</text:span>:</text:p>
      <text:p text:style-name="P1"/>
      <text:p text:style-name="P4"><text:span text:style-name="T29">The results of collisions are detected through an implementation of box2d's </text:span><text:span text:style-name="T47">Contact</text:span><text:span text:style-name="T51">L</text:span><text:span text:style-name="T47">istener</text:span><text:span text:style-name="T29"> (</text:span><text:span text:style-name="T47">DazContactListener</text:span><text:span text:style-name="T29">) is sent to an array handler (</text:span><text:span text:style-name="T47">ContactHandler</text:span><text:span text:style-name="T29">) which reports on objects that will need to be destroyed or take damage due to collision. <text:s/>I was advised that the </text:span><text:span text:style-name="T47">ContactListener</text:span><text:span text:style-name="T29"> Class should not contain any logic, as it can cause the game to hard crash, being called every collision, and so it quickly sends its data to </text:span><text:span text:style-name="T47">contactHandler</text:span><text:span text:style-name="T29">, which handles the relationship between collisions and stores them in assosiated arrays.</text:span></text:p>
      <text:p text:style-name="P35"><text:span text:style-name="T67">public</text:span><text:span text:style-name="T2"> </text:span><text:span text:style-name="T34">ContactHandler</text:span><text:span text:style-name="T38">(){</text:span></text:p>
      <text:p text:style-name="P47"><text:span text:style-name="T2"><text:tab/><text:tab/></text:span><text:span text:style-name="T30">enemiesToDamage</text:span><text:span text:style-name="T2"> </text:span><text:span text:style-name="T31">=</text:span><text:span text:style-name="T2"> </text:span><text:span text:style-name="T67">new</text:span><text:span text:style-name="T2"> </text:span><text:span text:style-name="T33">Array</text:span><text:span text:style-name="T31">&lt;</text:span><text:span text:style-name="T73">PawnEntity</text:span><text:span text:style-name="T31">&gt;</text:span><text:span text:style-name="T38">()</text:span><text:span text:style-name="T31">;</text:span><text:span text:style-name="T2"> </text:span></text:p>
      <text:p text:style-name="P47"><text:span text:style-name="T2"><text:tab/><text:tab/></text:span><text:span text:style-name="T30">projToRemove</text:span><text:span text:style-name="T2"> </text:span><text:span text:style-name="T31">=</text:span><text:span text:style-name="T2"> </text:span><text:span text:style-name="T67">new</text:span><text:span text:style-name="T2"> </text:span><text:span text:style-name="T33">Array</text:span><text:span text:style-name="T31">&lt;</text:span><text:span text:style-name="T73">Projectile</text:span><text:span text:style-name="T31">&gt;</text:span><text:span text:style-name="T38">()</text:span><text:span text:style-name="T31">;</text:span></text:p>
      <text:p text:style-name="P47"><text:span text:style-name="T2"><text:tab/><text:tab/></text:span><text:span text:style-name="T30">destroyablesToDamage</text:span><text:span text:style-name="T2"> </text:span><text:span text:style-name="T31">=</text:span><text:span text:style-name="T2"> </text:span><text:span text:style-name="T67">new</text:span><text:span text:style-name="T2"> </text:span><text:span text:style-name="T33">Array</text:span><text:span text:style-name="T31">&lt;</text:span><text:span text:style-name="T73">Destroyable</text:span><text:span text:style-name="T31">&gt;</text:span><text:span text:style-name="T38">()</text:span><text:span text:style-name="T31">;</text:span></text:p>
      <text:p text:style-name="P47"><text:span text:style-name="T2"><text:tab/><text:tab/></text:span><text:span text:style-name="T30">droneToDamage</text:span><text:span text:style-name="T2"> </text:span><text:span text:style-name="T31">=</text:span><text:span text:style-name="T2"> </text:span><text:span text:style-name="T67">new</text:span><text:span text:style-name="T2"> </text:span><text:span text:style-name="T33">Array</text:span><text:span text:style-name="T31">&lt;</text:span><text:span text:style-name="T73">Drone</text:span><text:span text:style-name="T31">&gt;</text:span><text:span text:style-name="T38">()</text:span><text:span text:style-name="T31">;</text:span></text:p>
      <text:p text:style-name="P47"><text:span text:style-name="T2"><text:tab/><text:tab/></text:span><text:span text:style-name="T30">copterTurretToDamage</text:span><text:span text:style-name="T2"> </text:span><text:span text:style-name="T31">=</text:span><text:span text:style-name="T2"> </text:span><text:span text:style-name="T67">new</text:span><text:span text:style-name="T2"> </text:span><text:span text:style-name="T33">Array</text:span><text:span text:style-name="T31">&lt;</text:span><text:span text:style-name="T73">CopterTurret</text:span><text:span text:style-name="T31">&gt;</text:span><text:span text:style-name="T38">()</text:span><text:span text:style-name="T31">;</text:span></text:p>
      <text:p text:style-name="P47"><text:span text:style-name="T2"><text:tab/><text:tab/></text:span></text:p>
      <text:p text:style-name="P47"><text:span text:style-name="T2"><text:tab/></text:span><text:span text:style-name="T38">}</text:span></text:p>
      <text:p text:style-name="P35"/>
      <text:p text:style-name="P4"/>
      <text:p text:style-name="P35"><text:span text:style-name="T34">ProjectileManager</text:span><text:span text:style-name="T38">(</text:span><text:span text:style-name="T67">int</text:span><text:span text:style-name="T2"> </text:span><text:span text:style-name="T7">proj_limit</text:span><text:span text:style-name="T31">,</text:span><text:span text:style-name="T2"> </text:span><text:span text:style-name="T5">World</text:span><text:span text:style-name="T2"> </text:span><text:span text:style-name="T7">world</text:span><text:span text:style-name="T31">,</text:span><text:span text:style-name="T2"> </text:span><text:span text:style-name="T5">MyAssetManager</text:span><text:span text:style-name="T2"> </text:span><text:span text:style-name="T7">assetMan</text:span><text:span text:style-name="T38">)</text:span></text:p>
      <text:p text:style-name="P35"/>
      <text:p text:style-name="P13"><text:span text:style-name="T46">ProjectileManager</text:span>: the <text:span text:style-name="T46">ProjectileManager</text:span> handles Projectile(s) and <text:span text:style-name="T46">MuzzleFlash</text:span>(s).</text:p>
      <text:p text:style-name="P13"/>
      <text:p text:style-name="P14"><text:soft-page-break/>Other Info:</text:p>
      <text:p text:style-name="P14"/>
      <text:p text:style-name="P14"><text:line-break/><text:span text:style-name="T46">Drone</text:span>: <text:span text:style-name="T46">Drone</text:span> Class is currently not working, drone is a different type of flying enemy, I want to find an efficient way to integrate it with the pawn entity class rather than rebuilding everything around it.</text:p>
      <text:p text:style-name="P14"/>
      <text:p text:style-name="P15">GamePhysics: <text:span text:style-name="T53">Each PawnEntity has its own GamePhysics object calculating physics for it, the collision physics for the characters bodies do not rely on box2d, instead they refer to the Tiled Maps tile properties as given by the </text:span>LevelManager<text:span text:style-name="T53">.</text:span></text:p>
      <text:p text:style-name="P15"/>
      <text:p text:style-name="P16">DazDebug: <text:span text:style-name="T53">A class I will put anything I think should help.</text:span></text:p>
      <text:p text:style-name="P16"/>
      <text:p text:style-name="P19">ParraLaxCamera<text:span text:style-name="T53">: A class that helps make the “parralax” scrolling background.</text:span></text:p>
      <text:p text:style-name="P16"/>
      <text:p text:style-name="P18"><text:span text:style-name="T70">public</text:span><text:span text:style-name="T3"> </text:span><text:span text:style-name="T70">void</text:span><text:span text:style-name="T3"> </text:span><text:span text:style-name="T37">LoadInputHandler</text:span><text:span text:style-name="T39">(</text:span><text:span text:style-name="T70">float</text:span><text:span text:style-name="T3"> </text:span><text:span text:style-name="T8">viewwidthin</text:span><text:span text:style-name="T32">,</text:span><text:span text:style-name="T3"> </text:span><text:span text:style-name="T70">float</text:span><text:span text:style-name="T3"> </text:span><text:span text:style-name="T8">viewheightin</text:span><text:span text:style-name="T32">,</text:span><text:span text:style-name="T3"> </text:span><text:span text:style-name="T6">Camera</text:span><text:span text:style-name="T3"> </text:span><text:span text:style-name="T8">camerain</text:span><text:span text:style-name="T32">,</text:span><text:span text:style-name="T3"> </text:span><text:span text:style-name="T6">PawnEntity</text:span><text:span text:style-name="T3"> </text:span><text:span text:style-name="T8">zplayerin</text:span><text:span text:style-name="T39">)</text:span><text:span text:style-name="T53"><text:line-break/></text:span><text:span text:style-name="T65">InputHandler</text:span><text:span text:style-name="T55">: </text:span><text:span text:style-name="T56">Handles Input. </text:span><text:span text:style-name="T57">The Screen width, of any given device is translated into a decimal (between 0.0 and 1.0) and the “buttons” such as jump,move,shoot are placed at intervals such as 0.25,0.5 etc.</text:span></text:p>
      <text:p text:style-name="P18"/>
      <text:p text:style-name="P25"><text:span text:style-name="T69">public</text:span><text:span text:style-name="T2"> </text:span><text:span text:style-name="T69">void</text:span><text:span text:style-name="T2"> </text:span><text:span text:style-name="T33">newWeapon</text:span><text:span text:style-name="T38">(</text:span><text:span text:style-name="T69">int</text:span><text:span text:style-name="T2"> </text:span><text:span text:style-name="T7">i</text:span><text:span text:style-name="T38">)</text:span></text:p>
      <text:p text:style-name="P21"><text:span text:style-name="T66">W</text:span>eapon: <text:span text:style-name="T59">The weapon class holds the id number of a weapon, there are no plans to have more than 10 weapons in zeroz so an several arrays, 10 datatypes long, is sufficient to hold information for each weapon including rate of fire, lifetime of bullet, damage, shots per shot etc.</text:span></text:p>
      <text:p text:style-name="P21"/>
      <text:p text:style-name="P27"><text:span text:style-name="T69">public</text:span><text:span text:style-name="T2"> </text:span><text:span text:style-name="T33">Item</text:span><text:span text:style-name="T38">(</text:span><text:span text:style-name="T69">float</text:span><text:span text:style-name="T2"> </text:span><text:span text:style-name="T7">x</text:span><text:span text:style-name="T31">,</text:span><text:span text:style-name="T2"> </text:span><text:span text:style-name="T69">float</text:span><text:span text:style-name="T2"> </text:span><text:span text:style-name="T7">y</text:span><text:span text:style-name="T31">,</text:span><text:span text:style-name="T2"> </text:span><text:span text:style-name="T69">int</text:span><text:span text:style-name="T2"> </text:span><text:span text:style-name="T7">id</text:span><text:span text:style-name="T31">,</text:span><text:span text:style-name="T2"> </text:span><text:span text:style-name="T5">String</text:span><text:span text:style-name="T2"> </text:span><text:span text:style-name="T7">itemType</text:span><text:span text:style-name="T38">)</text:span></text:p>
      <text:p text:style-name="P24"><text:span text:style-name="T59">I</text:span><text:span text:style-name="T53">tem: </text:span><text:span text:style-name="T63">Collision detection for the items is not handled by box2d, it is handled simply by iterating through the item location (when the player is crouching) and seeing if it matches that of the player, I found box2d would often ignore that the player was standing at the location on an item, perhaps because both the player and the item where only sensor bodies, I'm not really sure.</text:span></text:p>
      <text:p text:style-name="P24"/>
      <text:p text:style-name="P44"><text:span text:style-name="T64">TODO: Item images are not currently handled by an MyAssetManager, allthough they should be.</text:span></text:p>
      <text:p text:style-name="P21"/>
      <text:p text:style-name="P27"><text:span text:style-name="T69">public</text:span><text:span text:style-name="T2"> </text:span><text:span text:style-name="T33">Destroyable</text:span><text:span text:style-name="T38">(</text:span><text:span text:style-name="T69">int</text:span><text:span text:style-name="T2"> </text:span><text:span text:style-name="T7">x</text:span><text:span text:style-name="T31">,</text:span><text:span text:style-name="T2"> </text:span><text:span text:style-name="T69">int</text:span><text:span text:style-name="T2"> </text:span><text:span text:style-name="T7">y</text:span><text:span text:style-name="T31">,</text:span><text:span text:style-name="T2"> </text:span><text:span text:style-name="T69">int</text:span><text:span text:style-name="T2"> </text:span><text:span text:style-name="T7">id</text:span><text:span text:style-name="T31">,</text:span><text:span text:style-name="T2"> </text:span><text:span text:style-name="T5">World</text:span><text:span text:style-name="T2"> </text:span><text:span text:style-name="T7">world</text:span><text:span text:style-name="T38">)</text:span></text:p>
      <text:p text:style-name="P27"><text:span text:style-name="T69">public</text:span><text:span text:style-name="T2"> </text:span><text:span text:style-name="T33">Door</text:span><text:span text:style-name="T38">(</text:span><text:span text:style-name="T69">int</text:span><text:span text:style-name="T2"> </text:span><text:span text:style-name="T7">x</text:span><text:span text:style-name="T31">,</text:span><text:span text:style-name="T69">int</text:span><text:span text:style-name="T2"> </text:span><text:span text:style-name="T7">y</text:span><text:span text:style-name="T31">,</text:span><text:span text:style-name="T69">int</text:span><text:span text:style-name="T2"> </text:span><text:span text:style-name="T7">key</text:span><text:span text:style-name="T31">,</text:span><text:span text:style-name="T2"> </text:span><text:span text:style-name="T5">World</text:span><text:span text:style-name="T2"> </text:span><text:span text:style-name="T7">world</text:span><text:span text:style-name="T38">)</text:span></text:p>
      <text:p text:style-name="P22"><text:span text:style-name="T75">D</text:span>estroyable<text:span text:style-name="T53"> and </text:span>Door:<text:span text:style-name="T53"> Every destroyable has a key value, and every door has a key value, when a destroyable is destroyed (bug: currently damaged) the program will iterate through all the doors and open the </text:span><text:soft-page-break/><text:span text:style-name="T53">ones with the corresponding keyvalue to allow the player through.<text:line-break/></text:span></text:p>
      <text:p text:style-name="P22"><text:span text:style-name="T53"/></text:p>
      <text:p text:style-name="P23"><text:span text:style-name="T37">EnemySpawner</text:span><text:span text:style-name="T39">(</text:span><text:span text:style-name="T70">float</text:span><text:span text:style-name="T3"> </text:span><text:span text:style-name="T8">w</text:span><text:span text:style-name="T32">,</text:span><text:span text:style-name="T3"> </text:span><text:span text:style-name="T70">float</text:span><text:span text:style-name="T3"> </text:span><text:span text:style-name="T8">h</text:span><text:span text:style-name="T32">,</text:span><text:span text:style-name="T3"> </text:span><text:span text:style-name="T6">String</text:span><text:span text:style-name="T3"> </text:span><text:span text:style-name="T8">spawnType</text:span><text:span text:style-name="T32">,</text:span><text:span text:style-name="T3"> </text:span><text:span text:style-name="T70">int</text:span><text:span text:style-name="T3"> </text:span><text:span text:style-name="T8">spawncountin</text:span><text:span text:style-name="T39">)</text:span></text:p>
      <text:p text:style-name="P23"><text:span text:style-name="T53"><text:line-break/></text:span><text:span text:style-name="T60">Enemy</text:span><text:span text:style-name="T61">Spawner: </text:span><text:span text:style-name="T62">Simply takes the type of enemy and how many it should spawn, includes only a boolean return function that is called by the EntityManager when the player is near a spawnPoint to decide whether or not it should spawn an enemy.</text:span></text:p>
      <text:p text:style-name="P16"/>
      <text:h text:style-name="P57" text:outline-level="2"><text:span text:style-name="T57"><text:line-break/><text:line-break/></text:span><text:span text:style-name="T74">Methodology:</text:span></text:h>
      <text:p text:style-name="P17"/>
      <text:p text:style-name="P20"><text:span text:style-name="T53">Circular arrays: Circular arrays are used for most entities and pretty much everything that comes in bunches, because I don't really like or understand iterators and sets, at least, right now I found them tricky to contend with. So most entities have an ENTITY_LIMIT,</text:span></text:p>
      <text:p text:style-name="P20"><text:span text:style-name="T53">for example:</text:span></text:p>
      <text:p text:style-name="P26"><text:span text:style-name="T69">public</text:span><text:span text:style-name="T2"> </text:span><text:span text:style-name="T69">void</text:span><text:span text:style-name="T2"> </text:span><text:span text:style-name="T33">createMuzzFlash</text:span><text:span text:style-name="T38">(</text:span><text:span text:style-name="T5">PawnEntity</text:span><text:span text:style-name="T2"> </text:span><text:span text:style-name="T7">entity</text:span><text:span text:style-name="T38">)</text:span><text:span text:style-name="T2"> </text:span><text:span text:style-name="T38">{</text:span></text:p>
      <text:p text:style-name="P47"><text:span text:style-name="T2"><text:tab/><text:tab/></text:span><text:span text:style-name="T30">activemuzzflash</text:span><text:span text:style-name="T31">++;</text:span></text:p>
      <text:p text:style-name="P47"><text:span text:style-name="T2"><text:tab/><text:tab/></text:span><text:span text:style-name="T67">if</text:span><text:span text:style-name="T2"> </text:span><text:span text:style-name="T38">(</text:span><text:span text:style-name="T30">activemuzzflash</text:span><text:span text:style-name="T2"> </text:span><text:span text:style-name="T31">&gt;</text:span><text:span text:style-name="T2"> </text:span><text:span text:style-name="T30">MUZZLE_FLASH_LIMIT</text:span><text:span text:style-name="T31">-</text:span><text:span text:style-name="T71">1</text:span><text:span text:style-name="T38">){</text:span></text:p>
      <text:p text:style-name="P47"><text:span text:style-name="T2"><text:tab/><text:tab/><text:tab/></text:span><text:span text:style-name="T30">activemuzzflash</text:span><text:span text:style-name="T2"> </text:span><text:span text:style-name="T31">=</text:span><text:span text:style-name="T2"> </text:span><text:span text:style-name="T71">0</text:span><text:span text:style-name="T31">;</text:span></text:p>
      <text:p text:style-name="P47"><text:span text:style-name="T2"><text:tab/><text:tab/></text:span><text:span text:style-name="T38">}</text:span></text:p>
      <text:p text:style-name="P47"><text:span text:style-name="T2"><text:tab/><text:tab/></text:span><text:span text:style-name="T30">muzzleflash</text:span><text:span text:style-name="T38">[</text:span><text:span text:style-name="T30">activemuzzflash</text:span><text:span text:style-name="T38">]</text:span><text:span text:style-name="T2"> </text:span><text:span text:style-name="T31">=</text:span><text:span text:style-name="T2"> </text:span><text:span text:style-name="T67">new</text:span><text:span text:style-name="T2"> </text:span><text:span text:style-name="T33">MuzzleFlash</text:span><text:span text:style-name="T38">(</text:span><text:span text:style-name="T7">entity</text:span><text:span text:style-name="T2"> </text:span><text:span text:style-name="T31">,</text:span><text:span text:style-name="T2"> </text:span><text:span text:style-name="T30">assetMan</text:span><text:span text:style-name="T38">)</text:span><text:span text:style-name="T31">;</text:span></text:p>
      <text:p text:style-name="P45"><text:span text:style-name="T3"><text:tab/></text:span><text:span text:style-name="T39">}<text:line-break/></text:span><text:span text:style-name="T41"><text:line-break/><text:line-break/></text:span></text:p>
      <text:p text:style-name="P45"><text:span text:style-name="T17">Classes like </text:span><text:span text:style-name="T18">PawnEntity </text:span><text:span text:style-name="T23">and </text:span><text:span text:style-name="T20">Projectile</text:span><text:span text:style-name="T21">, inc</text:span><text:bookmark-start text:name="__DdeLink__955_2016407252"/><text:span text:style-name="T21">lude a re</text:span><text:bookmark-end text:name="__DdeLink__955_2016407252"/><text:span text:style-name="T21">Use function:<text:line-break/></text:span><text:span text:style-name="T68">public</text:span><text:span text:style-name="T3"> </text:span><text:span text:style-name="T68">void</text:span><text:span text:style-name="T3"> </text:span><text:span text:style-name="T36">reUseEntity</text:span><text:span text:style-name="T39">(</text:span><text:span text:style-name="T6">Vector2</text:span><text:span text:style-name="T3"> </text:span><text:span text:style-name="T8">actorstart</text:span><text:span text:style-name="T32">,</text:span><text:span text:style-name="T3"> </text:span><text:span text:style-name="T6">Weapon</text:span><text:span text:style-name="T3"> </text:span><text:span text:style-name="T8">weapon</text:span><text:span text:style-name="T39">){</text:span></text:p>
      <text:p text:style-name="P47"><text:span text:style-name="T2"><text:tab/><text:tab/></text:span><text:span text:style-name="T67">this</text:span><text:span text:style-name="T31">.</text:span><text:span text:style-name="T30">weapon</text:span><text:span text:style-name="T2"> </text:span><text:span text:style-name="T31">=</text:span><text:span text:style-name="T2"> </text:span><text:span text:style-name="T7">weapon</text:span><text:span text:style-name="T31">;</text:span></text:p>
      <text:p text:style-name="P47"><text:span text:style-name="T2"><text:tab/><text:tab/></text:span><text:span text:style-name="T30">body</text:span><text:span text:style-name="T31">.</text:span><text:span text:style-name="T33">setActive</text:span><text:span text:style-name="T38">(</text:span><text:span text:style-name="T67">true</text:span><text:span text:style-name="T38">)</text:span><text:span text:style-name="T31">;</text:span></text:p>
      <text:p text:style-name="P47"><text:span text:style-name="T2"><text:tab/><text:tab/></text:span><text:span text:style-name="T30">body</text:span><text:span text:style-name="T31">.</text:span><text:span text:style-name="T33">setAwake</text:span><text:span text:style-name="T38">(</text:span><text:span text:style-name="T67">true</text:span><text:span text:style-name="T38">)</text:span><text:span text:style-name="T31">;</text:span></text:p>
      <text:p text:style-name="P47"><text:span text:style-name="T2"><text:tab/><text:tab/></text:span><text:span text:style-name="T30">isDisposed</text:span><text:span text:style-name="T2"> </text:span><text:span text:style-name="T31">=</text:span><text:span text:style-name="T2"> </text:span><text:span text:style-name="T67">false</text:span><text:span text:style-name="T31">;</text:span></text:p>
      <text:p text:style-name="P47"><text:span text:style-name="T2"><text:tab/><text:tab/></text:span><text:span text:style-name="T30">isOnLadder</text:span><text:span text:style-name="T2"> </text:span><text:span text:style-name="T31">=</text:span><text:span text:style-name="T2"> </text:span><text:span text:style-name="T67">false</text:span><text:span text:style-name="T31">;</text:span></text:p>
      <text:p text:style-name="P47"><text:span text:style-name="T2"><text:tab/><text:tab/></text:span><text:span text:style-name="T30">isDead</text:span><text:span text:style-name="T2"> </text:span><text:span text:style-name="T31">=</text:span><text:span text:style-name="T2"> </text:span><text:span text:style-name="T67">false</text:span><text:span text:style-name="T31">;</text:span></text:p>
      <text:p text:style-name="P47"><text:span text:style-name="T2"><text:tab/><text:tab/></text:span><text:span text:style-name="T30">isAlive</text:span><text:span text:style-name="T2"> </text:span><text:span text:style-name="T31">=</text:span><text:span text:style-name="T2"> </text:span><text:span text:style-name="T67">true</text:span><text:span text:style-name="T31">;</text:span></text:p>
      <text:p text:style-name="P47"><text:span text:style-name="T2"><text:tab/><text:tab/></text:span><text:span text:style-name="T30">worldpos</text:span><text:span text:style-name="T2"> </text:span><text:span text:style-name="T31">=</text:span><text:span text:style-name="T2"> </text:span><text:span text:style-name="T7">actorstart</text:span><text:span text:style-name="T31">;</text:span></text:p>
      <text:p text:style-name="P47"><text:span text:style-name="T2"><text:tab/><text:tab/></text:span><text:span text:style-name="T30">health</text:span><text:span text:style-name="T2"> </text:span><text:span text:style-name="T31">=</text:span><text:span text:style-name="T2"> </text:span><text:span text:style-name="T30">startinghealth</text:span><text:span text:style-name="T31">;</text:span></text:p>
      <text:p text:style-name="P47"><text:span text:style-name="T2"><text:tab/></text:span><text:span text:style-name="T38">}</text:span></text:p>
      <text:p text:style-name="P47"><text:soft-page-break/></text:p>
      <text:p text:style-name="P48"><text:span text:style-name="T22">It was suggested to me that I should avoid creating and destroying box2d bodies at run time. </text:span><text:span text:style-name="T24">This could “</text:span><text:span text:style-name="T25">in theory”</text:span><text:span text:style-name="T24"> create problems if there where more than the maximim of a certain object appearing at run time, though even a small number like 20 does seem to be sufficient.</text:span><text:span text:style-name="T22"><text:line-break/><text:line-break/></text:span><text:span text:style-name="T19">Body: </text:span><text:span text:style-name="T22">A body </text:span><text:span text:style-name="T26">is a</text:span><text:span text:style-name="T22"> box</text:span><text:span text:style-name="T26">2d collision object, a bounding box, it it needs to be asigned to a fixture. </text:span><text:span text:style-name="T27">Bodys can simply have setActive(false) and setAwake(false) when they are not being used.</text:span></text:p>
      <text:p text:style-name="P48"><text:span text:style-name="T27"/></text:p>
      <text:p text:style-name="P31"><text:span text:style-name="T53">Performance Tricks:</text:span></text:p>
      <text:p text:style-name="P31"/>
      <text:p text:style-name="P30"><text:span text:style-name="T53">The batteries on Mobile Devices aren't very good for playing games, it uses a lot of electricity, so I want to impliment every trick possible to reduce the energy footprint and of course, help the game play smoothly.<text:line-break/><text:line-break/></text:span><text:span text:style-name="T76">Polling: </text:span><text:span text:style-name="T77">Polling is checking something everyso often, as such the worldLogic class includes this function, so, for example it does not update the closest enemy to the player, </text:span><text:span text:style-name="T78">or updating enemy ai </text:span><text:span text:style-name="T77">because that's not really nessicary.<text:line-break/></text:span></text:p>
      <text:p text:style-name="P30"><text:span text:style-name="T70">public</text:span><text:span text:style-name="T3"> </text:span><text:span text:style-name="T70">boolean</text:span><text:span text:style-name="T3"> </text:span><text:span text:style-name="T37">pollCheck</text:span><text:span text:style-name="T39">(</text:span><text:span text:style-name="T70">int</text:span><text:span text:style-name="T3"> </text:span><text:span text:style-name="T8">v</text:span><text:span text:style-name="T39">){</text:span></text:p>
      <text:p text:style-name="P49"><text:span text:style-name="T2"><text:tab/><text:tab/></text:span><text:span text:style-name="T67">if</text:span><text:span text:style-name="T2"> </text:span><text:span text:style-name="T38">(</text:span><text:span text:style-name="T30">loopcount</text:span><text:span text:style-name="T2"> </text:span><text:span text:style-name="T31">%</text:span><text:span text:style-name="T2"> </text:span><text:span text:style-name="T7">v</text:span><text:span text:style-name="T2"> </text:span><text:span text:style-name="T31">==</text:span><text:span text:style-name="T2"> </text:span><text:span text:style-name="T71">0</text:span><text:span text:style-name="T38">){</text:span></text:p>
      <text:p text:style-name="P49"><text:span text:style-name="T2"><text:tab/><text:tab/><text:tab/></text:span><text:span text:style-name="T67">return</text:span><text:span text:style-name="T2"> </text:span><text:span text:style-name="T67">true</text:span><text:span text:style-name="T31">;</text:span></text:p>
      <text:p text:style-name="P49"><text:span text:style-name="T2"><text:tab/><text:tab/></text:span><text:span text:style-name="T38">}</text:span></text:p>
      <text:p text:style-name="P49"><text:span text:style-name="T2"><text:tab/><text:tab/></text:span><text:span text:style-name="T67">return</text:span><text:span text:style-name="T2"> </text:span><text:span text:style-name="T67">false</text:span><text:span text:style-name="T31">;</text:span></text:p>
      <text:p text:style-name="P30"><text:span text:style-name="T4"><text:tab/></text:span><text:span text:style-name="T42">}</text:span><text:span text:style-name="T77"><text:line-break/><text:line-break/> </text:span><text:span text:style-name="T78">Better yet, I would like to impliment a polling Class Object soon, that can take a bunch of operations and give them a tag and execute one of them each frame, an example of this is the way </text:span><text:span text:style-name="T79">the program</text:span><text:span text:style-name="T78"> checks items. </text:span><text:span text:style-name="T80">The EntityManager only checks to see if the player is at the location on one item per loop tick:</text:span></text:p>
      <text:p text:style-name="P30"><text:span text:style-name="T80"/></text:p>
      <text:p text:style-name="P28"><text:span text:style-name="T69">public</text:span><text:span text:style-name="T2"> </text:span><text:span text:style-name="T5">Item</text:span><text:span text:style-name="T2"> </text:span><text:span text:style-name="T33">itemAtLoc</text:span><text:span text:style-name="T38">(</text:span><text:span text:style-name="T5">Vector2</text:span><text:span text:style-name="T2"> </text:span><text:span text:style-name="T7">vec</text:span><text:span text:style-name="T38">)</text:span><text:span text:style-name="T2"> </text:span><text:span text:style-name="T38">{</text:span></text:p>
      <text:p text:style-name="P47"><text:span text:style-name="T2"><text:tab/><text:tab/></text:span><text:span text:style-name="T30">item_poll</text:span><text:span text:style-name="T31">++;</text:span></text:p>
      <text:p text:style-name="P47"><text:span text:style-name="T2"><text:tab/><text:tab/></text:span><text:span text:style-name="T67">if</text:span><text:span text:style-name="T2"> </text:span><text:span text:style-name="T38">(</text:span><text:span text:style-name="T30">item_poll</text:span><text:span text:style-name="T2"> </text:span><text:span text:style-name="T31">&gt;=</text:span><text:span text:style-name="T2"> </text:span><text:span text:style-name="T30">item</text:span><text:span text:style-name="T31">.</text:span><text:span text:style-name="T30">length</text:span><text:span text:style-name="T38">)</text:span></text:p>
      <text:p text:style-name="P47"><text:span text:style-name="T2"><text:tab/><text:tab/><text:tab/></text:span><text:span text:style-name="T30">item_poll</text:span><text:span text:style-name="T2"> </text:span><text:span text:style-name="T31">=</text:span><text:span text:style-name="T2"> </text:span><text:span text:style-name="T71">0</text:span><text:span text:style-name="T31">;</text:span></text:p>
      <text:p text:style-name="P47"><text:span text:style-name="T2"><text:tab/><text:tab/></text:span><text:span text:style-name="T67">if</text:span><text:span text:style-name="T2"> </text:span><text:span text:style-name="T38">(</text:span><text:span text:style-name="T30">item</text:span><text:span text:style-name="T38">[</text:span><text:span text:style-name="T30">item_poll</text:span><text:span text:style-name="T38">]</text:span><text:span text:style-name="T2"> </text:span><text:span text:style-name="T31">!=</text:span><text:span text:style-name="T2"> </text:span><text:span text:style-name="T67">null</text:span><text:span text:style-name="T38">)</text:span><text:span text:style-name="T2"> </text:span><text:span text:style-name="T38">{</text:span></text:p>
      <text:p text:style-name="P47"><text:span text:style-name="T2"><text:tab/><text:tab/><text:tab/></text:span><text:span text:style-name="T67">if</text:span><text:span text:style-name="T2"> </text:span><text:span text:style-name="T38">(</text:span><text:span text:style-name="T5">Math</text:span><text:span text:style-name="T31">.</text:span><text:span text:style-name="T81">abs</text:span><text:span text:style-name="T38">(</text:span><text:span text:style-name="T30">item</text:span><text:span text:style-name="T38">[</text:span><text:span text:style-name="T30">item_poll</text:span><text:span text:style-name="T38">]</text:span><text:span text:style-name="T31">.</text:span><text:span text:style-name="T30">worldpos</text:span><text:span text:style-name="T31">.</text:span><text:span text:style-name="T30">x</text:span><text:span text:style-name="T2"> </text:span><text:span text:style-name="T31">-</text:span><text:span text:style-name="T2"> </text:span><text:span text:style-name="T7">vec</text:span><text:span text:style-name="T31">.</text:span><text:span text:style-name="T30">x</text:span><text:span text:style-name="T38">)</text:span><text:span text:style-name="T2"> </text:span><text:span text:style-name="T31">&lt;</text:span><text:span text:style-name="T2"> </text:span><text:span text:style-name="T71">2</text:span><text:span text:style-name="T38">)</text:span><text:span text:style-name="T2"> </text:span><text:span text:style-name="T38">{</text:span></text:p>
      <text:p text:style-name="P47"><text:span text:style-name="T2"><text:tab/><text:tab/><text:tab/><text:tab/></text:span><text:span text:style-name="T67">if</text:span><text:span text:style-name="T2"> </text:span><text:span text:style-name="T38">(</text:span><text:span text:style-name="T5">Math</text:span><text:span text:style-name="T31">.</text:span><text:span text:style-name="T81">abs</text:span><text:span text:style-name="T38">(</text:span><text:span text:style-name="T30">item</text:span><text:span text:style-name="T38">[</text:span><text:span text:style-name="T30">item_poll</text:span><text:span text:style-name="T38">]</text:span><text:span text:style-name="T31">.</text:span><text:span text:style-name="T30">worldpos</text:span><text:span text:style-name="T31">.</text:span><text:span text:style-name="T30">y</text:span><text:span text:style-name="T2"> </text:span><text:span text:style-name="T31">-</text:span><text:span text:style-name="T2"> </text:span><text:span text:style-name="T7">vec</text:span><text:span text:style-name="T31">.</text:span><text:span text:style-name="T30">y</text:span><text:span text:style-name="T38">)</text:span><text:span text:style-name="T2"> </text:span><text:span text:style-name="T31">&lt;</text:span><text:span text:style-name="T2"> </text:span><text:span text:style-name="T71">2</text:span><text:span text:style-name="T38">)</text:span><text:span text:style-name="T2"> </text:span><text:span text:style-name="T38">{</text:span></text:p>
      <text:p text:style-name="P47"><text:soft-page-break/><text:span text:style-name="T2"><text:tab/><text:tab/><text:tab/><text:tab/><text:tab/></text:span><text:span text:style-name="T67">return</text:span><text:span text:style-name="T2"> </text:span><text:span text:style-name="T30">item</text:span><text:span text:style-name="T38">[</text:span><text:span text:style-name="T30">item_poll</text:span><text:span text:style-name="T38">]</text:span><text:span text:style-name="T31">;</text:span></text:p>
      <text:p text:style-name="P47"><text:span text:style-name="T2"><text:tab/><text:tab/><text:tab/><text:tab/></text:span><text:span text:style-name="T38">}</text:span></text:p>
      <text:p text:style-name="P47"><text:span text:style-name="T2"><text:tab/><text:tab/><text:tab/></text:span><text:span text:style-name="T38">}</text:span></text:p>
      <text:p text:style-name="P47"><text:span text:style-name="T2"><text:tab/><text:tab/></text:span><text:span text:style-name="T38">}</text:span></text:p>
      <text:p text:style-name="P47"><text:span text:style-name="T2"><text:tab/><text:tab/></text:span><text:span text:style-name="T67">return</text:span><text:span text:style-name="T2"> </text:span><text:span text:style-name="T67">null</text:span><text:span text:style-name="T31">;</text:span></text:p>
      <text:p text:style-name="P47"><text:span text:style-name="T2"><text:tab/></text:span><text:span text:style-name="T38">}</text:span></text:p>
      <text:p text:style-name="P28"><text:span text:style-name="T80"/></text:p>
      <text:p text:style-name="P30"><text:span text:style-name="T78"/></text:p>
      <text:p text:style-name="P32"><text:span text:style-name="T77">It might be really cool to keep a time stamp of all the polled items and group them together in equal blocks of time, so each different poll consumues similar processing power to maintain a stable frame rate.</text:span></text:p>
      <text:p text:style-name="P42"><text:span text:style-name="T39"/></text:p>
      <text:p text:style-name="P29"><text:span text:style-name="T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onospace" svg:font-family="Monospace"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12:58:02.900045405</meta:creation-date>
    <meta:generator>LibreOffice/4.2.4.2$Linux_X86_64 LibreOffice_project/420m0$Build-2</meta:generator>
    <dc:date>2014-05-23T17:05:27.544854598</dc:date>
    <meta:editing-duration>PT3H50M5S</meta:editing-duration>
    <meta:editing-cycles>61</meta:editing-cycles>
    <meta:document-statistic meta:table-count="2" meta:image-count="0" meta:object-count="0" meta:page-count="7" meta:paragraph-count="119" meta:word-count="1461" meta:character-count="9725" meta:non-whitespace-character-count="8271"/>
  </office:meta>
</office:document-meta>
</file>